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puter Modern" svg:font-family="'Computer Modern'"/>
    <style:font-face style:name="Computer Modern1" svg:font-family="'Computer Modern'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50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P1" style:family="paragraph">
      <loext:graphic-properties draw:fill="solid" draw:fill-color="#000000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P4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5" style:family="paragraph">
      <loext:graphic-properties draw:fill="none"/>
    </style:style>
    <style:style style:name="T1" style:family="text">
      <style:text-properties fo:color="#000000" style:font-name="Computer Modern" fo:font-size="10.8999996185303pt" fo:font-weight="bold" style:font-size-asian="10.8999996185303pt" style:font-name-complex="Computer Modern" style:font-size-complex="10.8999996185303pt" style:font-weight-complex="bold"/>
    </style:style>
    <style:style style:name="T2" style:family="text">
      <style:text-properties fo:color="#000000" style:font-name="Computer Modern" fo:font-size="14.3999996185303pt" fo:font-weight="bold" style:font-size-asian="14.3999996185303pt" style:font-name-complex="Computer Modern" style:font-size-complex="14.3999996185303pt" style:font-weight-complex="bold"/>
    </style:style>
    <style:style style:name="T3" style:family="text">
      <style:text-properties fo:color="#000000" style:font-name="Computer Modern" fo:font-size="14.3999996185303pt" style:font-size-asian="14.3999996185303pt" style:font-name-complex="Computer Modern" style:font-size-complex="14.3999996185303pt"/>
    </style:style>
    <style:style style:name="T4" style:family="text">
      <style:text-properties fo:color="#000000" style:font-name="Computer Modern" fo:font-size="10.8999996185303pt" style:font-size-asian="10.8999996185303pt" style:font-name-complex="Computer Modern" style:font-size-complex="10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6.501cm" svg:height="0.042cm" svg:x="2.499cm" svg:y="2.344cm" svg:viewBox="0 0 16502 43" draw:points="0,43 16502,43 16502,0 0,0">
          <text:p/>
        </draw:polygon>
        <draw:frame draw:style-name="gr2" draw:text-style-name="P3" draw:layer="layout" svg:width="7.8cm" svg:height="0.446cm" svg:x="7.33cm" svg:y="2.507cm">
          <draw:text-box>
            <text:p text:style-name="P2"><text:span text:style-name="T1">Declaração de iniício das atividades</text:span></text:p>
          </draw:text-box>
        </draw:frame>
        <draw:frame draw:style-name="gr3" draw:text-style-name="P4" draw:layer="layout" svg:width="7.368cm" svg:height="0.59cm" svg:x="7.528cm" svg:y="3.028cm">
          <draw:text-box>
            <text:p text:style-name="P2"><text:span text:style-name="T2">Gabriel Petrini da Silveira</text:span></text:p>
          </draw:text-box>
        </draw:frame>
        <draw:polygon draw:style-name="gr1" draw:text-style-name="P1" draw:layer="layout" svg:width="16.501cm" svg:height="0.042cm" svg:x="2.499cm" svg:y="4.72cm" svg:viewBox="0 0 16502 43" draw:points="0,43 16502,43 16502,0 0,0">
          <text:p/>
        </draw:polygon>
        <draw:frame draw:style-name="gr3" draw:text-style-name="P4" draw:layer="layout" svg:width="3.486cm" svg:height="0.59cm" svg:x="9.288cm" svg:y="3.66cm">
          <draw:text-box>
            <text:p text:style-name="P2"><text:span text:style-name="T3">Julho de 2020</text:span></text:p>
          </draw:text-box>
        </draw:frame>
        <draw:frame draw:style-name="gr2" draw:text-style-name="P3" draw:layer="layout" svg:width="18.557cm" svg:height="0.446cm" svg:x="3.097cm" svg:y="10.305cm">
          <draw:text-box>
            <text:p text:style-name="P2"><text:span text:style-name="T4">Eu, Lucas Azeredo da Silva Teixeira, Professor Doutor do Instituto de Economia da Universidade</text:span></text:p>
          </draw:text-box>
        </draw:frame>
        <draw:frame draw:style-name="gr2" draw:text-style-name="P3" draw:layer="layout" svg:width="19.475cm" svg:height="0.446cm" svg:x="2.5cm" svg:y="10.783cm">
          <draw:text-box>
            <text:p text:style-name="P2"><text:span text:style-name="T4">Estadual de Campinas, atesto que o aluno Gabriel Petrini da Silveira iniciou suas atividades no curso</text:span></text:p>
          </draw:text-box>
        </draw:frame>
        <draw:frame draw:style-name="gr2" draw:text-style-name="P3" draw:layer="layout" svg:width="19.353cm" svg:height="0.446cm" svg:x="2.5cm" svg:y="11.261cm">
          <draw:text-box>
            <text:p text:style-name="P2"><text:span text:style-name="T4">de doutorado do Programa de Pós-Graduação em Economia do referido instituto em março de 2020</text:span></text:p>
          </draw:text-box>
        </draw:frame>
        <draw:frame draw:style-name="gr2" draw:text-style-name="P3" draw:layer="layout" svg:width="5.586cm" svg:height="0.446cm" svg:x="2.5cm" svg:y="11.739cm">
          <draw:text-box>
            <text:p text:style-name="P2"><text:span text:style-name="T4">e que o oriento desde então.</text:span></text:p>
          </draw:text-box>
        </draw:frame>
        <draw:line draw:style-name="gr4" draw:text-style-name="P5" draw:layer="layout" svg:x1="5.174cm" svg:y1="17.567cm" svg:x2="19cm" svg:y2="17.567cm">
          <text:p/>
        </draw:line>
        <draw:frame draw:style-name="gr2" draw:text-style-name="P3" draw:layer="layout" svg:width="2.174cm" svg:height="0.446cm" svg:x="3.097cm" svg:y="17.217cm">
          <draw:text-box>
            <text:p text:style-name="P2"><text:span text:style-name="T4">Assinatura:</text:span></text:p>
          </draw:text-box>
        </draw:frame>
        <draw:frame draw:style-name="gr2" draw:text-style-name="P3" draw:layer="layout" svg:width="6.132cm" svg:height="0.446cm" svg:x="8.689cm" svg:y="18.011cm">
          <draw:text-box>
            <text:p text:style-name="P2"><text:span text:style-name="T4">Lucas Azeredo da Silva Teixeira</text:span></text:p>
          </draw:text-box>
        </draw:frame>
        <draw:frame draw:style-name="gr2" draw:text-style-name="P3" draw:layer="layout" svg:width="3.88cm" svg:height="0.446cm" svg:x="9.629cm" svg:y="18.489cm">
          <draw:text-box>
            <text:p text:style-name="P2"><text:span text:style-name="T4">10 de Julho de 2020</text:span></text:p>
          </draw:text-box>
        </draw:frame>
        <draw:frame draw:style-name="gr2" draw:text-style-name="P3" draw:layer="layout" svg:width="0.384cm" svg:height="0.446cm" svg:x="10.654cm" svg:y="28.397cm">
          <draw:text-box>
            <text:p text:style-name="P2"><text:span text:style-name="T4">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puter Modern" svg:font-family="'Computer Modern'"/>
    <style:font-face style:name="Computer Modern1" svg:font-family="'Computer Modern'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3cm" fo:margin-bottom="1cm" fo:margin-left="2.4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object-count="14"/>
    <meta:generator>LibreOffice/6.4.4.2$Linux_X86_64 LibreOffice_project/40$Build-2</meta:generator>
  </office:meta>
</office:document-meta>
</file>